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ListParagraph" style:list-style-name="WWNum2" style:family="paragraph">
      <style:text-properties fo:font-weight="bold" style:font-weight-asian="bold"/>
    </style:style>
    <style:style style:name="P10" style:parent-style-name="ListParagraph" style:list-style-name="LFO5" style:family="paragraph"/>
    <style:style style:name="P11" style:parent-style-name="ListParagraph" style:list-style-name="LFO5" style:family="paragraph"/>
    <style:style style:name="P12" style:parent-style-name="ListParagraph" style:list-style-name="LFO5" style:family="paragraph"/>
    <style:style style:name="P13" style:parent-style-name="ListParagraph" style:list-style-name="LFO5" style:family="paragraph"/>
    <style:style style:name="P14" style:parent-style-name="ListParagraph" style:list-style-name="LFO5" style:family="paragraph"/>
    <style:style style:name="P15" style:parent-style-name="ListParagraph" style:list-style-name="LFO5" style:family="paragraph"/>
    <style:style style:name="P16" style:parent-style-name="ListParagraph" style:list-style-name="LFO5" style:family="paragraph"/>
    <style:style style:name="P17" style:parent-style-name="ListParagraph" style:list-style-name="LFO5" style:family="paragraph"/>
    <style:style style:name="P18" style:parent-style-name="ListParagraph" style:list-style-name="WWNum3" style:family="paragraph">
      <style:text-properties fo:font-weight="bold" style:font-weight-asian="bold"/>
    </style:style>
    <style:style style:name="P19" style:parent-style-name="ListParagraph" style:list-style-name="WWNum3" style:family="paragraph"/>
    <style:style style:name="P20" style:parent-style-name="ListParagraph" style:list-style-name="WWNum3" style:family="paragraph"/>
    <style:style style:name="P21" style:parent-style-name="ListParagraph" style:list-style-name="WWNum3" style:family="paragraph"/>
    <style:style style:name="P22" style:parent-style-name="ListParagraph" style:list-style-name="WWNum3" style:family="paragraph"/>
    <style:style style:name="P23" style:parent-style-name="ListParagraph" style:list-style-name="WWNum3" style:family="paragraph"/>
    <style:style style:name="P24" style:parent-style-name="ListParagraph" style:list-style-name="WWNum3" style:family="paragraph"/>
    <style:style style:name="P25" style:parent-style-name="Standard" style:family="paragraph">
      <style:text-properties fo:font-weight="bold" style:font-weight-asian="bold"/>
    </style:style>
    <style:style style:name="P26" style:parent-style-name="Standard" style:family="paragraph">
      <style:text-properties fo:font-weight="bold" style:font-weight-asian="bold"/>
    </style:style>
    <style:style style:name="P27" style:parent-style-name="Standard" style:family="paragraph">
      <style:text-properties fo:font-weight="bold" style:font-weight-asian="bold"/>
    </style:style>
    <style:style style:name="P28" style:parent-style-name="ListParagraph" style:list-style-name="WWNum1" style:family="paragraph"/>
    <style:style style:name="P29" style:parent-style-name="ListParagraph" style:list-style-name="WWNum1" style:family="paragraph"/>
    <style:style style:name="P30" style:parent-style-name="ListParagraph" style:list-style-name="WWNum1" style:family="paragraph"/>
    <style:style style:name="P31" style:parent-style-name="ListParagraph" style:list-style-name="WWNum1" style:family="paragraph"/>
    <style:style style:name="P32" style:parent-style-name="ListParagraph" style:list-style-name="WWNum1" style:family="paragraph"/>
    <style:style style:name="P33" style:parent-style-name="ListParagraph" style:list-style-name="WWNum1" style:family="paragraph"/>
    <style:style style:name="P34" style:parent-style-name="ListParagraph" style:list-style-name="WWNum1" style:family="paragraph"/>
    <style:style style:name="P35" style:parent-style-name="ListParagraph" style:list-style-name="WWNum1" style:family="paragraph"/>
    <style:style style:name="P36" style:parent-style-name="ListParagraph" style:list-style-name="WWNum1" style:family="paragraph"/>
    <style:style style:name="P37" style:parent-style-name="Normal" style:family="paragraph">
      <style:text-properties style:font-name="Tahoma" style:font-name-complex="Tahoma" fo:font-weight="bold" style:font-weight-asian="bold" fo:font-size="10pt" style:font-size-asian="10pt" style:font-size-complex="10pt"/>
    </style:style>
    <style:style style:name="P38" style:parent-style-name="Normal" style:family="paragraph">
      <style:text-properties style:font-name="Tahoma" style:font-name-complex="Tahoma" fo:font-weight="bold" style:font-weight-asian="bold" fo:font-size="10pt" style:font-size-asian="10pt" style:font-size-complex="10pt"/>
    </style:style>
    <style:style style:name="P39" style:parent-style-name="Normal" style:family="paragraph">
      <style:text-properties style:font-name="Tahoma" style:font-name-complex="Tahoma" fo:font-weight="bold" style:font-weight-asian="bold" fo:font-size="10pt" style:font-size-asian="10pt" style:font-size-complex="10pt"/>
    </style:style>
    <style:style style:name="P40" style:parent-style-name="Normal" style:family="paragraph">
      <style:text-properties style:font-name="Tahoma" style:font-name-complex="Tahoma" fo:font-weight="bold" style:font-weight-asian="bold" fo:font-size="10pt" style:font-size-asian="10pt" style:font-size-complex="10pt"/>
    </style:style>
    <style:style style:name="P41" style:parent-style-name="Normal" style:family="paragraph">
      <style:text-properties style:font-name="Tahoma" style:font-name-complex="Tahoma" fo:font-weight="bold" style:font-weight-asian="bold" fo:font-size="10pt" style:font-size-asian="10pt" style:font-size-complex="10pt"/>
    </style:style>
    <style:style style:name="T42" style:parent-style-name="DefaultParagraphFont" style:family="text">
      <style:text-properties style:font-name="Tahoma" style:font-name-complex="Tahoma" fo:font-size="10pt" style:font-size-asian="10pt" style:font-size-complex="10pt"/>
    </style:style>
    <style:style style:name="T43" style:parent-style-name="DefaultParagraphFont" style:family="text">
      <style:text-properties style:font-name="Tahoma" style:font-name-complex="Tahoma" fo:font-style="italic" style:font-style-asian="italic" fo:font-size="10pt" style:font-size-asian="10pt" style:font-size-complex="10pt"/>
    </style:style>
    <style:style style:name="T44" style:parent-style-name="DefaultParagraphFont" style:family="text">
      <style:text-properties style:font-name="Tahoma" style:font-name-complex="Tahoma" fo:font-style="italic" style:font-style-asian="italic" fo:font-size="10pt" style:font-size-asian="10pt" style:font-size-complex="10pt"/>
    </style:style>
    <style:style style:name="T45" style:parent-style-name="DefaultParagraphFont" style:family="text">
      <style:text-properties style:font-name="Tahoma" style:font-name-complex="Tahoma" fo:font-style="italic" style:font-style-asian="italic" fo:font-size="10pt" style:font-size-asian="10pt" style:font-size-complex="10pt"/>
    </style:style>
    <style:style style:name="T46" style:parent-style-name="DefaultParagraphFont" style:family="text">
      <style:text-properties style:font-name="Tahoma" style:font-name-complex="Tahoma" fo:font-size="10pt" style:font-size-asian="10pt" style:font-size-complex="10pt"/>
    </style:style>
    <style:style style:name="T47" style:parent-style-name="Hyperlink" style:family="text">
      <style:text-properties style:font-name="Tahoma" style:font-name-complex="Tahoma" fo:font-size="10pt" style:font-size-asian="10pt" style:font-size-complex="10pt"/>
    </style:style>
    <style:style style:name="T48" style:parent-style-name="DefaultParagraphFont" style:family="text">
      <style:text-properties style:font-name="Tahoma" style:font-name-complex="Tahoma" fo:font-size="10pt" style:font-size-asian="10pt" style:font-size-complex="10pt"/>
    </style:style>
    <style:style style:name="T49" style:parent-style-name="DefaultParagraphFont" style:family="text">
      <style:text-properties style:font-name="Tahoma" style:font-name-complex="Tahoma" fo:font-size="10pt" style:font-size-asian="10pt" style:font-size-complex="10pt"/>
    </style:style>
    <style:style style:name="T50" style:parent-style-name="DefaultParagraphFont" style:family="text">
      <style:text-properties style:font-name="Tahoma" style:font-name-complex="Tahoma" fo:font-style="italic" style:font-style-asian="italic" fo:font-size="10pt" style:font-size-asian="10pt" style:font-size-complex="10pt"/>
    </style:style>
    <style:style style:name="T51" style:parent-style-name="DefaultParagraphFont" style:family="text">
      <style:text-properties style:font-name="Tahoma" style:font-name-complex="Tahoma" fo:font-size="10pt" style:font-size-asian="10pt" style:font-size-complex="10pt"/>
    </style:style>
    <style:style style:name="T52" style:parent-style-name="Hyperlink" style:family="text">
      <style:text-properties style:font-name="Tahoma" style:font-name-complex="Tahoma" fo:font-size="10pt" style:font-size-asian="10pt" style:font-size-complex="10pt"/>
    </style:style>
    <style:style style:name="P53" style:parent-style-name="Normal" style:family="paragraph">
      <style:text-properties style:font-name="Tahoma" style:font-name-complex="Tahoma" fo:font-size="10pt" style:font-size-asian="10pt" style:font-size-complex="10pt"/>
    </style:style>
    <style:style style:name="T54" style:parent-style-name="DefaultParagraphFont" style:family="text">
      <style:text-properties style:font-name="Tahoma" style:font-name-complex="Tahoma" fo:font-size="10pt" style:font-size-asian="10pt" style:font-size-complex="10pt"/>
    </style:style>
    <style:style style:name="T55" style:parent-style-name="DefaultParagraphFont" style:family="text">
      <style:text-properties style:font-name="Tahoma" style:font-name-complex="Tahoma" fo:font-style="italic" style:font-style-asian="italic" fo:font-size="10pt" style:font-size-asian="10pt" style:font-size-complex="10pt"/>
    </style:style>
    <style:style style:name="T56" style:parent-style-name="DefaultParagraphFont" style:family="text">
      <style:text-properties style:font-name="Tahoma" style:font-name-complex="Tahoma" fo:font-size="10pt" style:font-size-asian="10pt" style:font-size-complex="10pt"/>
    </style:style>
    <style:style style:name="T57" style:parent-style-name="Hyperlink" style:family="text">
      <style:text-properties style:font-name="Tahoma" style:font-name-complex="Tahoma" fo:font-size="10pt" style:font-size-asian="10pt" style:font-size-complex="10pt"/>
    </style:style>
    <style:style style:name="P58" style:parent-style-name="Normal" style:family="paragraph">
      <style:text-properties style:font-name="Tahoma" style:font-name-complex="Tahoma" fo:font-size="10pt" style:font-size-asian="10pt" style:font-size-complex="10pt"/>
    </style:style>
    <style:style style:name="T59" style:parent-style-name="DefaultParagraphFont" style:family="text">
      <style:text-properties style:font-name="Tahoma" style:font-name-complex="Tahoma" fo:font-size="10pt" style:font-size-asian="10pt" style:font-size-complex="10pt"/>
    </style:style>
    <style:style style:name="T60" style:parent-style-name="DefaultParagraphFont" style:family="text">
      <style:text-properties style:font-name="Tahoma" style:font-name-complex="Tahoma" fo:font-style="italic" style:font-style-asian="italic" fo:font-size="10pt" style:font-size-asian="10pt" style:font-size-complex="10pt"/>
    </style:style>
    <style:style style:name="T61" style:parent-style-name="DefaultParagraphFont" style:family="text">
      <style:text-properties style:font-name="Tahoma" style:font-name-complex="Tahoma" fo:font-style="italic" style:font-style-asian="italic" fo:font-size="10pt" style:font-size-asian="10pt" style:font-size-complex="10pt"/>
    </style:style>
    <style:style style:name="T62" style:parent-style-name="DefaultParagraphFont" style:family="text">
      <style:text-properties style:font-name="Tahoma" style:font-name-complex="Tahoma" fo:font-style="italic" style:font-style-asian="italic" fo:font-size="10pt" style:font-size-asian="10pt" style:font-size-complex="10pt"/>
    </style:style>
    <style:style style:name="T63" style:parent-style-name="DefaultParagraphFont" style:family="text">
      <style:text-properties style:font-name="Tahoma" style:font-name-complex="Tahoma" fo:font-size="10pt" style:font-size-asian="10pt" style:font-size-complex="10pt"/>
    </style:style>
    <style:style style:name="T64" style:parent-style-name="Hyperlink" style:family="text">
      <style:text-properties style:font-name="Tahoma" style:font-name-complex="Tahoma" fo:font-size="10pt" style:font-size-asian="10pt" style:font-size-complex="10pt"/>
    </style:style>
    <style:style style:name="T65" style:parent-style-name="DefaultParagraphFont" style:family="text">
      <style:text-properties style:font-name="Tahoma" style:font-name-complex="Tahoma" fo:font-size="10pt" style:font-size-asian="10pt" style:font-size-complex="10pt"/>
    </style:style>
    <style:style style:name="T66" style:parent-style-name="DefaultParagraphFont" style:family="text">
      <style:text-properties style:font-name="Tahoma" style:font-name-complex="Tahoma" fo:font-size="10pt" style:font-size-asian="10pt" style:font-size-complex="10pt"/>
    </style:style>
    <style:style style:name="T67" style:parent-style-name="DefaultParagraphFont" style:family="text">
      <style:text-properties style:font-name="Tahoma" style:font-name-complex="Tahoma" fo:font-style="italic" style:font-style-asian="italic" fo:font-size="10pt" style:font-size-asian="10pt" style:font-size-complex="10pt"/>
    </style:style>
    <style:style style:name="T68" style:parent-style-name="DefaultParagraphFont" style:family="text">
      <style:text-properties style:font-name="Tahoma" style:font-name-complex="Tahoma" fo:font-size="10pt" style:font-size-asian="10pt" style:font-size-complex="10pt"/>
    </style:style>
    <style:style style:name="T69" style:parent-style-name="Hyperlink" style:family="text">
      <style:text-properties style:font-name="Tahoma" style:font-name-complex="Tahoma" fo:font-size="10pt" style:font-size-asian="10pt" style:font-size-complex="10pt"/>
    </style:style>
    <style:style style:name="T70" style:parent-style-name="DefaultParagraphFont" style:family="text">
      <style:text-properties style:font-name="Tahoma" style:font-name-complex="Tahoma" fo:font-size="10pt" style:font-size-asian="10pt" style:font-size-complex="10pt"/>
    </style:style>
    <style:style style:name="T71" style:parent-style-name="DefaultParagraphFont" style:family="text">
      <style:text-properties style:font-name="Tahoma" style:font-name-complex="Tahoma" fo:font-size="10pt" style:font-size-asian="10pt" style:font-size-complex="10pt"/>
    </style:style>
    <style:style style:name="T72" style:parent-style-name="DefaultParagraphFont" style:family="text">
      <style:text-properties style:font-name="Tahoma" style:font-name-complex="Tahoma" fo:font-style="italic" style:font-style-asian="italic" fo:font-size="10pt" style:font-size-asian="10pt" style:font-size-complex="10pt"/>
    </style:style>
    <style:style style:name="T73" style:parent-style-name="DefaultParagraphFont" style:family="text">
      <style:text-properties style:font-name="Tahoma" style:font-name-complex="Tahoma" fo:font-size="10pt" style:font-size-asian="10pt" style:font-size-complex="10pt"/>
    </style:style>
    <style:style style:name="T74" style:parent-style-name="Hyperlink" style:family="text">
      <style:text-properties style:font-name="Tahoma" style:font-name-complex="Tahoma" fo:font-size="10pt" style:font-size-asian="10pt" style:font-size-complex="10pt"/>
    </style:style>
    <style:style style:name="T75" style:parent-style-name="DefaultParagraphFont" style:family="text">
      <style:text-properties style:font-name="Tahoma" style:font-name-complex="Tahoma" fo:font-size="10pt" style:font-size-asian="10pt" style:font-size-complex="10pt"/>
    </style:style>
    <style:style style:name="T76" style:parent-style-name="DefaultParagraphFont" style:family="text">
      <style:text-properties style:font-name="Tahoma" style:font-name-asian="Times New Roman" style:font-name-complex="Tahoma" fo:color="#111111" style:letter-kerning="false" fo:font-size="10pt" style:font-size-asian="10pt" style:font-size-complex="10pt"/>
    </style:style>
    <style:style style:name="P77" style:parent-style-name="Normal" style:family="paragraph">
      <style:paragraph-properties fo:widows="2" fo:orphans="2" style:vertical-align="auto" fo:margin-bottom="0in" fo:line-height="100%" fo:background-color="#FFFFFF"/>
      <style:text-properties fo:hyphenate="true"/>
    </style:style>
    <style:style style:name="T78" style:parent-style-name="DefaultParagraphFont" style:family="text">
      <style:text-properties style:font-name="Tahoma" style:font-name-asian="Times New Roman" style:font-name-complex="Tahoma" fo:color="#111111" style:letter-kerning="false" fo:font-size="10pt" style:font-size-asian="10pt" style:font-size-complex="10pt"/>
    </style:style>
    <style:style style:name="T79" style:parent-style-name="DefaultParagraphFont" style:family="text">
      <style:text-properties style:font-name="Tahoma" style:font-name-asian="Times New Roman" style:font-name-complex="Tahoma" fo:font-style="italic" style:font-style-asian="italic" style:font-style-complex="italic" fo:color="#111111" style:letter-kerning="false" fo:font-size="10pt" style:font-size-asian="10pt" style:font-size-complex="10pt"/>
    </style:style>
    <style:style style:name="T80" style:parent-style-name="DefaultParagraphFont" style:family="text">
      <style:text-properties style:font-name="Tahoma" style:font-name-asian="Times New Roman" style:font-name-complex="Tahoma" fo:color="#111111" style:letter-kerning="false" fo:font-size="10pt" style:font-size-asian="10pt" style:font-size-complex="10pt"/>
    </style:style>
    <style:style style:name="P81" style:parent-style-name="Normal" style:family="paragraph">
      <style:paragraph-properties fo:widows="2" fo:orphans="2" style:vertical-align="auto" fo:margin-bottom="0in" fo:line-height="100%" fo:background-color="#FFFFFF"/>
      <style:text-properties style:font-name="Tahoma" style:font-name-asian="Times New Roman" style:font-name-complex="Tahoma" fo:color="#111111" style:letter-kerning="false" fo:font-size="10pt" style:font-size-asian="10pt" style:font-size-complex="10pt" fo:hyphenate="true"/>
    </style:style>
    <style:style style:name="T82" style:parent-style-name="DefaultParagraphFont" style:family="text">
      <style:text-properties style:font-name="Tahoma" style:font-name-complex="Tahoma" fo:color="#111111" fo:font-size="10pt" style:font-size-asian="10pt" style:font-size-complex="10pt" fo:background-color="#FFFFFF"/>
    </style:style>
    <style:style style:name="T83" style:parent-style-name="apple-converted-space" style:family="text">
      <style:text-properties style:font-name="Tahoma" style:font-name-complex="Tahoma" fo:color="#111111" fo:font-size="10pt" style:font-size-asian="10pt" style:font-size-complex="10pt" fo:background-color="#FFFFFF"/>
    </style:style>
    <style:style style:name="T84" style:parent-style-name="Emphasis" style:family="text">
      <style:text-properties style:font-name="Tahoma" style:font-name-complex="Tahoma" fo:color="#111111" fo:font-size="10pt" style:font-size-asian="10pt" style:font-size-complex="10pt" fo:background-color="#FFFFFF"/>
    </style:style>
    <style:style style:name="T85" style:parent-style-name="DefaultParagraphFont" style:family="text">
      <style:text-properties style:font-name="Tahoma" style:font-name-complex="Tahoma" fo:color="#111111" fo:font-size="10pt" style:font-size-asian="10pt" style:font-size-complex="10pt" fo:background-color="#FFFFFF"/>
    </style:style>
  </office:automatic-styles>
  <office:body>
    <office:text text:use-soft-page-breaks="true">
      <text:p text:style-name="P1">Level Design<text:s/>Assignment 1A</text:p>
      <text:p text:style-name="P6"/>
      <text:p text:style-name="P7">Game Scenario</text:p>
      <text:p text:style-name="Standard">With both sides desperately needing an advantage to tip the war in their favour, even this relatively tiny smelting plant has become a battleground for the<text:s/>vital metals it can produce.</text:p>
      <text:p text:style-name="P8">Asset List</text:p>
      <text:list text:style-name="WWNum2">
        <text:list-item>
          <text:p text:style-name="P9">Architecture</text:p>
        </text:list-item>
      </text:list>
      <text:list text:style-name="LFO5" text:continue-numbering="true">
        <text:list-item>
          <text:list>
            <text:list-item>
              <text:p text:style-name="P10">Walls (Concrete)</text:p>
            </text:list-item>
            <text:list-item>
              <text:p text:style-name="P11">Roof (Corrugated Iron)</text:p>
            </text:list-item>
            <text:list-item>
              <text:p text:style-name="P12">Smokestacks (also concrete)</text:p>
            </text:list-item>
            <text:list-item>
              <text:p text:style-name="P13">Tunnel entrance (stone)</text:p>
            </text:list-item>
            <text:list-item>
              <text:p text:style-name="P14">Railway tracks (gravel, wood, iron)</text:p>
            </text:list-item>
            <text:list-item>
              <text:p text:style-name="P15">Slag Heaps (Industrial Slag)</text:p>
            </text:list-item>
            <text:list-item>
              <text:p text:style-name="P16">Lighting</text:p>
            </text:list-item>
            <text:list-item>
              <text:p text:style-name="P17">Pipes (on ceiling and walls).</text:p>
            </text:list-item>
          </text:list>
        </text:list-item>
      </text:list>
      <text:p text:style-name="ListParagraph"/>
      <text:list text:style-name="WWNum3">
        <text:list-item>
          <text:p text:style-name="P18">Props</text:p>
          <text:list text:continue-numbering="true">
            <text:list-item>
              <text:p text:style-name="P19">Train/Train cars (Engine, Hopper car, Tanker car)</text:p>
            </text:list-item>
            <text:list-item>
              <text:p text:style-name="P20">Rock Crusher</text:p>
            </text:list-item>
            <text:list-item>
              <text:p text:style-name="P21">Arc Furnace</text:p>
            </text:list-item>
            <text:list-item>
              <text:p text:style-name="P22">Molten Metal Tanks</text:p>
            </text:list-item>
            <text:list-item>
              <text:p text:style-name="P23">Smelting pits</text:p>
            </text:list-item>
            <text:list-item>
              <text:p text:style-name="P24">Crane lift with platform.</text:p>
            </text:list-item>
          </text:list>
        </text:list-item>
      </text:list>
      <text:p text:style-name="P25">Floor Plans</text:p>
      <text:p text:style-name="P26"/>
      <text:p text:style-name="P27">Design And Game Play</text:p>
      <text:list text:style-name="WWNum1">
        <text:list-item>
          <text:p text:style-name="P28">Map is split into two sections, exposed exterior yard and more confined internal area<text:s/>to promote free player movement, but al</text:p>
        </text:list-item>
      </text:list>
      <text:soft-page-break/>
      <text:list text:style-name="WWNum1" text:continue-numbering="true">
        <text:list-item>
          <text:p text:style-name="P29">so to have to distinct sections. The exposed yard is a large open space that has cover<text:s/>mechanics (in the form of the trains, slag heaps etc), and encourages a very circular play style. However the interior is close quarters and fast paced to promote a more challenging experience, and provide the tension from a tension and release cycle while the exterior provides some release.<text:s/>There are multiple paths to access each area so that the player is: “constantly varying his route, sometimes to shake off pursuers or sometimes in order to get to desirable weapons or pickups” (Dodger: 2008).</text:p>
        </text:list-item>
      </text:list>
      <text:list text:style-name="WWNum1" text:continue-numbering="true">
        <text:list-item>
          <text:p text:style-name="P30">Crane in yard that is<text:s/>climbable, and allows players to jump onto the platform and then onto<text:s/>the roof, which will act as the central focal point of the map to draw players to it out of curiosity and also serve as a point of reference so they can self-orient.<text:s/>The yard is laid out in a figure 8 path. These are beneficial as they provide major circular flow paths, as well as an additional flow path that cuts through half of the circumference of the circle.</text:p>
        </text:list-item>
      </text:list>
      <text:list text:style-name="WWNum1" text:continue-numbering="true">
        <text:list-item>
          <text:p text:style-name="P31">There is a hole in one of the chimneys on the roof that allows players to climb down a ladder and drop down onto the pipes that are<text:s/>attached<text:s/>to the ceiling. This is to promote more dynamic y<text:s/>axis game-play and gives the player a more challenging experience by giving them more routes to travel on the map.<text:s/>It also allows a player to “go for the high ground and attempt to get cover”<text:s/>(Dodger: 2008).</text:p>
        </text:list-item>
        <text:list-item>
          <text:p text:style-name="P32">Ladders allow climbing both onto trains and the roof of the factory<text:s/>to provide multiple routes and allow the player to strategize their gameplay.</text:p>
        </text:list-item>
        <text:list-item>
          <text:p text:style-name="P33">Most weapons and pick-ups are hidden behind or around the machinery<text:s/>to add more challenge in obtaining them without being killed by a competitor, and to reward players for exploring the map.</text:p>
        </text:list-item>
        <text:list-item>
          <text:p text:style-name="P34">Some weapons/pick-ups however are directly in the centre<text:s/>of exposed areas, creating risk and reward for whether or not players risk attempting to collect said items.</text:p>
        </text:list-item>
        <text:list-item>
          <text:p text:style-name="P35">The machines and smelting pits are lethal-falling in the molten metal/rock crusher or walking between the electrodes on the arc welder<text:s/>will instantly kill the player, this is forcing the player to focus on multiple things at once: avoiding competitors but also being constantly aware of their environment as it poses as much of a threat to them as other players.</text:p>
        </text:list-item>
        <text:list-item>
          <text:p text:style-name="P36">The train contains a redeemer but with only one very confined exit, players have to move very fast to get in and out again, and cannot fire inside the train as they will hit themselves.</text:p>
        </text:list-item>
      </text:list>
      <text:p text:style-name="Normal"/>
      <text:p text:style-name="Normal"/>
      <text:p text:style-name="P37"/>
      <text:p text:style-name="P38"/>
      <text:p text:style-name="P39"/>
      <text:soft-page-break/>
      <text:p text:style-name="P40">References</text:p>
      <text:p text:style-name="P41"><?opendocument cursor-position?></text:p>
      <text:p text:style-name="Normal"><text:span text:style-name="T42">Rose, J (2010)<text:s/></text:span><text:span text:style-name="T43">Ad</text:span><text:span text:style-name="T44">d</text:span><text:span text:style-name="T45">ressing Conflict: Tension and Release in Games<text:s/></text:span><text:span text:style-name="T46">[Online] Available At:<text:s/></text:span><text:a xlink:href="http://www.gamasutra.com/view/feature/134313/addressing_conflict_tension_and_.php" office:target-frame-name="_top" xlink:show="replace"><text:span text:style-name="T47">http://www.gamasutra.com/view/feature/134313/addressing_conflict_tension_and_.php</text:span></text:a><text:span text:style-name="T48"><text:s/>Accessed On: 10/11/16.</text:span></text:p>
      <text:p text:style-name="Normal"><text:span text:style-name="T49">Masters, M (2013)<text:s/></text:span><text:span text:style-name="T50">Keeping Your Players Engaged – Tips For Great Game Level Design<text:s/></text:span><text:span text:style-name="T51">[Online] Available At:<text:s/></text:span><text:a xlink:href="http://blog.digitaltutors.com/keeping-players-engaged-tips-great-game-level-design/" office:target-frame-name="_top" xlink:show="replace"><text:span text:style-name="T52">http://blog.digitaltutors.com/keeping-players-engaged-tips-great-game-level-design/</text:span></text:a></text:p>
      <text:p text:style-name="P53">Accessed On: 10/11/16.</text:p>
      <text:p text:style-name="Normal"><text:span text:style-name="T54">Ryan, T(1999)<text:s/></text:span><text:span text:style-name="T55">Beginning Level Design Part 1<text:s/></text:span><text:span text:style-name="T56">[Online] Available At:<text:s/></text:span><text:a xlink:href="http://www.gamasutra.com/view/feature/131736/beginning_level_design_part_1.php?page=2" office:target-frame-name="_top" xlink:show="replace"><text:span text:style-name="T57">http://www.gamasutra.com/view/feature/131736/beginning_level_design_part_1.php?page=2</text:span></text:a></text:p>
      <text:p text:style-name="P58">Accessed On: 10/11/16.</text:p>
      <text:p text:style-name="Normal"><text:span text:style-name="T59">Holloway, J (2013)<text:s/></text:span><text:span text:style-name="T60">Deathmatch Map Design: The<text:s/></text:span><text:span text:style-name="T61">Architecture</text:span><text:span text:style-name="T62"><text:s/>Of Flow.<text:s/></text:span><text:span text:style-name="T63">[Online] Available At:<text:s/></text:span><text:a xlink:href="http://www.gamasutra.com/view/feature/195069/deathmatch_map_design_the_.php" office:target-frame-name="_top" xlink:show="replace"><text:span text:style-name="T64">http://www.gamasutra.com/view/feature/195069/deathmatch_map_design_the_.php</text:span></text:a><text:span text:style-name="T65"><text:s/>Accessed On: 10/11/16.</text:span></text:p>
      <text:p text:style-name="Normal"><text:span text:style-name="T66">Dodger (2008)<text:s/></text:span><text:span text:style-name="T67">Designing FPS Multiplayer Maps Part 1.<text:s/></text:span><text:span text:style-name="T68">[Online] Available At:<text:s/></text:span><text:a xlink:href="http://www.ongamedesign.net/designing-fps-multiplayer-maps-part-1/" office:target-frame-name="_top" xlink:show="replace"><text:span text:style-name="T69">http://www.ongamedesign.net/designing-fps-multiplayer-maps-part-1/</text:span></text:a><text:span text:style-name="T70"><text:s/>Accessed On: 10/11/16.</text:span></text:p>
      <text:p text:style-name="Normal"><text:span text:style-name="T71">Lane, R (2013)<text:s/></text:span><text:span text:style-name="T72">The Science Of Multiplayer Mapping<text:s/></text:span><text:span text:style-name="T73">[Online] Available At:<text:s/></text:span><text:a xlink:href="http://uk.ign.com/articles/2013/10/24/the-science-of-multiplayer-mapping" office:target-frame-name="_top" xlink:show="replace"><text:span text:style-name="T74">http://uk.ign.com/articles/2013/10/24/the-science-of-multiplayer-mapping</text:span></text:a></text:p>
      <text:p text:style-name="Normal"><text:span text:style-name="T75">Accessed On: 10/11/16.</text:span><text:span text:style-name="T76"><text:line-break/></text:span></text:p>
      <text:p text:style-name="P77"><text:span text:style-name="T78">Totten (2014) </text:span><text:span text:style-name="T79">An Architectural Approach to Level Design</text:span><text:span text:style-name="T80">. London. CRC Press.</text:span></text:p>
      <text:p text:style-name="P81"/>
      <text:p text:style-name="Normal"><text:span text:style-name="T82">De Jong, S. (2008)</text:span><text:span text:style-name="T83"> </text:span><text:span text:style-name="T84">The Hows and Whys of Level Design</text:span><text:span text:style-name="T85">. Second edition. Raleigh. Lul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625in double #622423" style:border-line-width-top="0.0208in 0.0208in 0.0208in" fo:border-left="none" fo:border-bottom="none" fo:border-right="none" fo:padding-top="0.0138in" fo:padding-left="0in" fo:padding-bottom="0in" fo:padding-right="0in" style:shadow="none" fo:text-align="end"/>
    </style:style>
    <style:style style:name="T3" style:parent-style-name="DefaultParagraphFont" style:family="text">
      <style:text-properties style:font-name="Cambria" style:font-name-asian="Times New Roman" style:font-name-complex="Times New Roman"/>
    </style:style>
    <style:style style:name="T4" style:parent-style-name="DefaultParagraphFont" style:family="text">
      <style:text-properties style:font-name="Cambria" style:font-name-asian="Times New Roman" style:font-name-complex="Times New Roman"/>
    </style:style>
    <style:style style:name="P5" style:parent-style-name="Footer" style:family="paragraph">
      <style:paragraph-properties fo:text-align="end"/>
    </style:style>
  </office:automatic-styles>
  <office:master-styles>
    <style:master-page style:name="MP0" style:page-layout-name="PL0">
      <style:footer>
        <text:p text:style-name="P2"><text:span text:style-name="T3">Page<text:s/></text:span><text:span text:style-name="T4"><text:page-number text:fixed="false">3</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ames</meta:initial-creator>
    <dc:creator>Heather B</dc:creator>
    <meta:creation-date>2016-10-21T07:56:00Z</meta:creation-date>
    <dc:date>2016-11-10T16:43:00Z</dc:date>
    <meta:template xlink:href="Normal" xlink:type="simple"/>
    <meta:editing-cycles>2</meta:editing-cycles>
    <meta:editing-duration>PT5760S</meta:editing-duration>
    <meta:user-defined meta:name="AppVersion">12.0000</meta:user-defined>
    <meta:user-defined meta:name="Company">University Campus Suffol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0" meta:word-count="760" meta:character-count="5085" meta:row-count="36" meta:non-whitespace-character-count="4335"/>
  </office:meta>
</office:document-meta>
</file>